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ffcc99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style:font-name="Courier 10 Pitch"/>
    </style:style>
    <style:style style:name="P3" style:family="paragraph" style:parent-style-name="Standard">
      <style:text-properties fo:color="#6666ff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ées/Sorties en langage C</text:p>
      <text:p text:style-name="Standard"/>
      <text:p text:style-name="Standard">1. Un cercle est défini par son rayon et ses coordonnées en abscisse et ordonnée.</text:p>
      <text:p text:style-name="Standard">Écrivez un programme demandant à l'utilisateur les informations permettant de définir un cercle et qui affichera ses dernières.</text:p>
      <text:p text:style-name="Standard">Exemple d'affichage après saisie : </text:p>
      <text:p text:style-name="Standard">"Le cercle est au coordonnées (15 , -3) et possède un rayon de 21" </text:p>
      <text:p text:style-name="P3"><text:s text:c="4"/>int abscisse;</text:p>
      <text:p text:style-name="P3"><text:s text:c="4"/>int ordonnee;</text:p>
      <text:p text:style-name="P3"><text:s text:c="4"/>int rayon;</text:p>
      <text:p text:style-name="P3"><text:s text:c="4"/></text:p>
      <text:p text:style-name="P3"><text:s text:c="4"/>printf("Donnez l'abscisse du centre de votre cercle : ");</text:p>
      <text:p text:style-name="P3"><text:s text:c="4"/>scanf("%d",&amp;abscisse);</text:p>
      <text:p text:style-name="P3"><text:s text:c="4"/>printf("Donnez l'ordonnée du centre de votre cercle : ");</text:p>
      <text:p text:style-name="P3"><text:s text:c="4"/>scanf("%d",&amp;ordonnee);</text:p>
      <text:p text:style-name="P3"><text:s text:c="4"/>printf("Donnez le rayon de votre cercle : ");</text:p>
      <text:p text:style-name="P3"><text:s text:c="4"/>scanf("%d",&amp;rayon);</text:p>
      <text:p text:style-name="P3"><text:s text:c="4"/></text:p>
      <text:p text:style-name="P3"><text:s text:c="4"/>printf("Le cercle est aux coordonnées (%d;%d) et possède un rayon de %d.",abscisse,ordonnee,rayon);</text:p>
      <text:p text:style-name="Standard"/>
      <text:p text:style-name="Standard">Pour ceux qui n'auraient pas de souvenirs de mathématiques de seconde:</text:p>
      <text:p text:style-name="Standard"><text:a xlink:type="simple" xlink:href="https://www.mathematiquesfaciles.com/ensembles-de-nombres-niveau-seconde_2_27268.htm" text:style-name="Internet_20_link" text:visited-style-name="Visited_20_Internet_20_Link">https://www.mathematiquesfaciles.com/ensembles-de-nombres-niveau-seconde_2_27268.htm</text:a></text:p>
      <text:p text:style-name="Standard"/>
      <text:p text:style-name="Standard">2. On souhaite faire une addition de deux valeurs dans l'ensemble mathématique <text:span text:style-name="T1">N</text:span> et utiliser la </text:p>
      <text:p text:style-name="Standard">somme de ses derniers par la suite.</text:p>
      <text:p text:style-name="Standard">En langage C:</text:p>
      <text:p text:style-name="Standard">Déclarez les variables nécessaires pour répondre à la problématique précédente.</text:p>
      <text:p text:style-name="Standard">Faire la saisie et l'affichage des données.</text:p>
      <text:p text:style-name="P3"><text:s text:c="4"/>int somme;</text:p>
      <text:p text:style-name="P3"><text:s text:c="4"/>int val1;</text:p>
      <text:p text:style-name="P3"><text:s text:c="4"/>int val2;</text:p>
      <text:p text:style-name="P3"><text:s text:c="4"/></text:p>
      <text:p text:style-name="P3"><text:s text:c="4"/>printf("Donnez une première valeur entière : ");</text:p>
      <text:p text:style-name="P3"><text:s text:c="4"/>scanf("%d",&amp;val1);</text:p>
      <text:p text:style-name="P3"><text:s text:c="4"/>printf("Donnez une seconde valeur entière : ");</text:p>
      <text:p text:style-name="P3"><text:s text:c="4"/>scanf("%d",&amp;val2);</text:p>
      <text:p text:style-name="P3"><text:s text:c="4"/></text:p>
      <text:p text:style-name="P3"><text:s text:c="4"/>somme=val1+val2;</text:p>
      <text:p text:style-name="P3"><text:s text:c="4"/>printf("Le somme de vos deux valeurs vaut %d.",somme);</text:p>
      <text:p text:style-name="Standard"/>
      <text:p text:style-name="Standard">3. On souhaite faire une addition de deux valeurs dans l'ensemble mathématique <text:span text:style-name="T1">Z</text:span> et utiliser la </text:p>
      <text:p text:style-name="Standard">somme de ses derniers par la suite.</text:p>
      <text:p text:style-name="Standard">En langage C:</text:p>
      <text:p text:style-name="Standard">Déclarez les variables nécessaires pour répondre à la problématique précédente.</text:p>
      <text:p text:style-name="Standard">Faire la saisie et l'affichage des données.</text:p>
      <text:p text:style-name="Standard"/>
      <text:p text:style-name="Standard">4. On souhaite faire une addition de deux valeurs dans l'ensemble mathématique <text:span text:style-name="T1">R</text:span> et utiliser la </text:p>
      <text:p text:style-name="Standard">somme de ses derniers par la suite.</text:p>
      <text:p text:style-name="Standard">En langage C:</text:p>
      <text:p text:style-name="Standard">Déclarez les variables nécessaires pour répondre à la problématique précédente.</text:p>
      <text:p text:style-name="Standard">Faire la saisie et l'affichage des données.</text:p>
      <text:p text:style-name="P3"><text:s text:c="4"/>float somme;</text:p>
      <text:p text:style-name="P3"><text:s text:c="4"/>float val1;</text:p>
      <text:p text:style-name="P3"><text:s text:c="4"/>float val2;</text:p>
      <text:p text:style-name="P3"><text:soft-page-break/><text:s text:c="4"/></text:p>
      <text:p text:style-name="P3"><text:s text:c="4"/>printf("Donnez une première valeur réelle : ");</text:p>
      <text:p text:style-name="P3"><text:s text:c="4"/>scanf("%f",&amp;val1);</text:p>
      <text:p text:style-name="P3"><text:s text:c="4"/>printf("Donnez une seconde valeur réelle : ");</text:p>
      <text:p text:style-name="P3"><text:s text:c="4"/>scanf("%f",&amp;val2);</text:p>
      <text:p text:style-name="P3"><text:s text:c="4"/></text:p>
      <text:p text:style-name="P3"><text:s text:c="4"/>somme=val1+val2;</text:p>
      <text:p text:style-name="P3"><text:s text:c="4"/>printf("Le somme de vos deux valeurs vaut %f.",somme);</text:p>
      <text:p text:style-name="Standard"/>
      <text:p text:style-name="Standard">5. Vous devez créer un programme permettant d'afficher la place d'une lettre dans l'alphabet en </text:p>
      <text:p text:style-name="Standard">fonction de la lettre saisie par un utilisateur.</text:p>
      <text:p text:style-name="Standard">En langage C:</text:p>
      <text:p text:style-name="Standard">Déclarez la(es) variable(s) nécessaire(s) pour répondre à la problématique </text:p>
      <text:p text:style-name="Standard">précédente.</text:p>
      <text:p text:style-name="Standard">Faire la saisie et l'affichage des données.</text:p>
      <text:p text:style-name="Standard">Pour informations, il est possible d'écrire ce genre d'expression :</text:p>
      <text:p text:style-name="P2">int place ;</text:p>
      <text:p text:style-name="P2">place = 'b' – 'a' ;<text:tab/>// place prendra la valeur 1</text:p>
      <text:p text:style-name="Standard"/>
      <text:p text:style-name="Standard">6. Un utilisateur saisit une première lettre, puis une seconde, et le programme devra lui signifier </text:p>
      <text:p text:style-name="Standard">de combien de lettres sont éloignées la première et la seconde lettre.</text:p>
      <text:p text:style-name="Standard">En langage C:</text:p>
      <text:p text:style-name="Standard">Déclarez la(es) variable(s) nécessaire(s) pour répondre à la problématique </text:p>
      <text:p text:style-name="Standard">précédente.</text:p>
      <text:p text:style-name="Standard">Faire la saisie et l'affichage des données.</text:p>
      <text:p text:style-name="Standard"/>
      <text:p text:style-name="Standard">7. Une personne est définie par son nom, son prénom, son âge, sa taille, son poids et son genre </text:p>
      <text:p text:style-name="Standard">(qualifié par une lettre). Le nom et le prénom contiendront au maximum 50 caractères.</text:p>
      <text:p text:style-name="Standard">En langage C:</text:p>
      <text:p text:style-name="Standard">Déclarez la(es) variable(s) nécessaire(s) pour répondre à la problématique précédente. </text:p>
      <text:p text:style-name="Standard">Faire la saisie et l'affichage des donn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10:57:09.261607064</meta:creation-date>
    <dc:date>2019-10-29T19:24:26.04</dc:date>
    <meta:editing-duration>PT6H38M19S</meta:editing-duration>
    <meta:editing-cycles>12</meta:editing-cycles>
    <meta:generator>OpenOffice/4.1.5$Win32 OpenOffice.org_project/415m1$Build-9789</meta:generator>
    <dc:creator>Maëva Soulard</dc:creator>
    <meta:document-statistic meta:table-count="0" meta:image-count="0" meta:object-count="0" meta:page-count="2" meta:paragraph-count="76" meta:word-count="475" meta:character-count="3293"/>
  </office:meta>
</office:document-meta>
</file>